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CA PM</text:p>
          </table:table-cell>
          <table:table-cell office:value-type="string" calcext:value-type="string">
            <text:p>Abs P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MI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es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Agg. Max demand (veh/hr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4" calcext:value-type="float">
            <text:p>0.854</text:p>
          </table:table-cell>
          <table:table-cell office:value-type="float" office:value="1108642" calcext:value-type="float">
            <text:p>110864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EFFERSON 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94" calcext:value-type="float">
            <text:p>1.594</text:p>
          </table:table-cell>
          <table:table-cell office:value-type="float" office:value="1.59" calcext:value-type="float">
            <text:p>1.59</text:p>
          </table:table-cell>
          <table:table-cell office:value-type="float" office:value="1108640" calcext:value-type="float">
            <text:p>1108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 CAMINO R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586" calcext:value-type="float">
            <text:p>3.586</text:p>
          </table:table-cell>
          <table:table-cell office:value-type="float" office:value="3.582" calcext:value-type="float">
            <text:p>3.582</text:p>
          </table:table-cell>
          <table:table-cell office:value-type="float" office:value="1108638" calcext:value-type="float">
            <text:p>110863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LAZA DR (COLLEG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871" calcext:value-type="float">
            <text:p>87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.474" calcext:value-type="float">
            <text:p>4.474</text:p>
          </table:table-cell>
          <table:table-cell office:value-type="float" office:value="4.47" calcext:value-type="float">
            <text:p>4.47</text:p>
          </table:table-cell>
          <table:table-cell office:value-type="float" office:value="1108329" calcext:value-type="float">
            <text:p>11083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ERALD 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1112" calcext:value-type="float">
            <text:p>11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32" calcext:value-type="float">
            <text:p>6.32</text:p>
          </table:table-cell>
          <table:table-cell office:value-type="float" office:value="6.316" calcext:value-type="float">
            <text:p>6.316</text:p>
          </table:table-cell>
          <table:table-cell office:value-type="float" office:value="1108650" calcext:value-type="float">
            <text:p>11086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ISTA VILLAGE 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574" calcext:value-type="float">
            <text:p>15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886" calcext:value-type="float">
            <text:p>6.886</text:p>
          </table:table-cell>
          <table:table-cell office:value-type="float" office:value="6.882" calcext:value-type="float">
            <text:p>6.882</text:p>
          </table:table-cell>
          <table:table-cell office:value-type="float" office:value="1108636" calcext:value-type="float">
            <text:p>110863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NSET/ESCONDI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1205" calcext:value-type="float">
            <text:p>12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796" calcext:value-type="float">
            <text:p>7.796</text:p>
          </table:table-cell>
          <table:table-cell office:value-type="float" office:value="7.792" calcext:value-type="float">
            <text:p>7.792</text:p>
          </table:table-cell>
          <table:table-cell office:value-type="float" office:value="1108634" calcext:value-type="float">
            <text:p>11086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AR VISTA 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42" calcext:value-type="float">
            <text:p>4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.218" calcext:value-type="float">
            <text:p>9.218</text:p>
          </table:table-cell>
          <table:table-cell office:value-type="float" office:value="9.214" calcext:value-type="float">
            <text:p>9.214</text:p>
          </table:table-cell>
          <table:table-cell office:value-type="float" office:value="1108646" calcext:value-type="float">
            <text:p>110864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YCAMORE 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76" calcext:value-type="float">
            <text:p>10.676</text:p>
          </table:table-cell>
          <table:table-cell office:value-type="float" office:value="1108550" calcext:value-type="float">
            <text:p>11085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CHO SANTA FE 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868" calcext:value-type="float">
            <text:p>86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.364" calcext:value-type="float">
            <text:p>11.364</text:p>
          </table:table-cell>
          <table:table-cell office:value-type="float" office:value="11.36" calcext:value-type="float">
            <text:p>11.36</text:p>
          </table:table-cell>
          <table:table-cell office:value-type="float" office:value="1116450" calcext:value-type="float">
            <text:p>111645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Las Posas 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.274" calcext:value-type="float">
            <text:p>12.274</text:p>
          </table:table-cell>
          <table:table-cell office:value-type="float" office:value="12.27" calcext:value-type="float">
            <text:p>12.27</text:p>
          </table:table-cell>
          <table:table-cell office:value-type="float" office:value="1108602" calcext:value-type="float">
            <text:p>11086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N MARCOS BL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891" calcext:value-type="float">
            <text:p>1891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3.022" calcext:value-type="float">
            <text:p>13.022</text:p>
          </table:table-cell>
          <table:table-cell office:value-type="float" office:value="13.018" calcext:value-type="float">
            <text:p>13.018</text:p>
          </table:table-cell>
          <table:table-cell office:value-type="float" office:value="1113559" calcext:value-type="float">
            <text:p>111355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WIN OAKS VALLEY 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786" calcext:value-type="float">
            <text:p>278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.86" calcext:value-type="float">
            <text:p>14.86</text:p>
          </table:table-cell>
          <table:table-cell office:value-type="float" office:value="14.856" calcext:value-type="float">
            <text:p>14.856</text:p>
          </table:table-cell>
          <table:table-cell office:value-type="float" office:value="1108703" calcext:value-type="float">
            <text:p>110870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ARHAM 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844" calcext:value-type="float">
            <text:p>844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15.597</text:p>
          </table:table-cell>
          <table:table-cell office:value-type="float" office:value="15.593" calcext:value-type="float">
            <text:p>15.593</text:p>
          </table:table-cell>
          <table:table-cell office:value-type="float" office:value="1108707" calcext:value-type="float">
            <text:p>1108707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NORDAHL 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1182" calcext:value-type="float">
            <text:p>11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7:36:19.810536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pring</meta:initial-creator>
    <meta:creation-date>2017-06-14T17:51:54.12</meta:creation-date>
    <dc:date>2017-08-16T17:36:47.751838867</dc:date>
    <meta:editing-duration>PT51S</meta:editing-duration>
    <meta:editing-cycles>1</meta:editing-cycles>
    <meta:generator>LibreOffice/4.2.8.2$Linux_x86 LibreOffice_project/420m0$Build-2</meta:generator>
    <meta:document-statistic meta:table-count="3" meta:cell-count="135" meta:object-count="0"/>
  </office:meta>
</office:document-meta>
</file>